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<text:s text:c="2"/>x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x pixel</text:p>
          </table:table-cell>
          <table:table-cell office:value-type="string" calcext:value-type="string">
            <text:p>y pix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sa fufi</text:p>
          </table:table-cell>
          <table:table-cell table:style-name="ce1" office:value-type="string" calcext:value-type="string">
            <text:p><text:s text:c="2"/>-1,1256</text:p>
          </table:table-cell>
          <table:table-cell table:style-name="ce1" office:value-type="string" calcext:value-type="string">
            <text:p><text:s/>0,0742</text:p>
          </table:table-cell>
          <table:table-cell table:style-name="ce1" office:value-type="string" calcext:value-type="string">
            <text:p><text:s/>0.0554</text:p>
          </table:table-cell>
          <table:table-cell table:formula="of:=([.C2]+50)/0.05" office:value-type="float" office:value="977.488" calcext:value-type="float">
            <text:p>977,488</text:p>
          </table:table-cell>
          <table:table-cell table:formula="of:=([.D2]+50)/0.05" office:value-type="float" office:value="1001.484" calcext:value-type="float">
            <text:p>1001,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a cram</text:p>
          </table:table-cell>
          <table:table-cell table:style-name="ce1" office:value-type="string" calcext:value-type="string">
            <text:p><text:s text:c="2"/>-0,0984</text:p>
          </table:table-cell>
          <table:table-cell table:style-name="ce1" office:value-type="string" calcext:value-type="string">
            <text:p><text:s/>-2,2322</text:p>
          </table:table-cell>
          <table:table-cell table:style-name="ce1" office:value-type="string" calcext:value-type="string">
            <text:p><text:s/>0.0796</text:p>
          </table:table-cell>
          <table:table-cell table:formula="of:=([.C3]+50)/0.05" office:value-type="float" office:value="998.032" calcext:value-type="float">
            <text:p>998,032</text:p>
          </table:table-cell>
          <table:table-cell table:formula="of:=([.D3]+50)/0.05" office:value-type="float" office:value="955.356" calcext:value-type="float">
            <text:p>955,3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ckup</text:p>
          </table:table-cell>
          <table:table-cell table:style-name="ce1" office:value-type="string" calcext:value-type="string">
            <text:p><text:s text:c="2"/>-0,0524</text:p>
          </table:table-cell>
          <table:table-cell table:style-name="ce1" office:value-type="string" calcext:value-type="string">
            <text:p><text:s/>-1,3023</text:p>
          </table:table-cell>
          <table:table-cell table:style-name="ce1" office:value-type="string" calcext:value-type="string">
            <text:p><text:s/>0.1016</text:p>
          </table:table-cell>
          <table:table-cell table:formula="of:=([.C4]+50)/0.05" office:value-type="float" office:value="998.952" calcext:value-type="float">
            <text:p>998,952</text:p>
          </table:table-cell>
          <table:table-cell table:formula="of:=([.D4]+50)/0.05" office:value-type="float" office:value="973.954" calcext:value-type="float">
            <text:p>973,9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livery</text:p>
          </table:table-cell>
          <table:table-cell table:style-name="ce1" office:value-type="string" calcext:value-type="string">
            <text:p><text:s text:c="2"/>-1,2740</text:p>
          </table:table-cell>
          <table:table-cell table:style-name="ce1" office:value-type="string" calcext:value-type="string">
            <text:p><text:s/>-3,5596</text:p>
          </table:table-cell>
          <table:table-cell table:style-name="ce1" office:value-type="string" calcext:value-type="string">
            <text:p><text:s/>-1.4700</text:p>
          </table:table-cell>
          <table:table-cell table:formula="of:=([.C5]+50)/0.05" office:value-type="float" office:value="974.52" calcext:value-type="float">
            <text:p>974,52</text:p>
          </table:table-cell>
          <table:table-cell table:formula="of:=([.D5]+50)/0.05" office:value-type="float" office:value="928.808" calcext:value-type="float">
            <text:p>928,8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4</text:p>
          </table:table-cell>
          <table:table-cell table:style-name="ce1" office:value-type="string" calcext:value-type="string">
            <text:p><text:s text:c="2"/>-1,3536</text:p>
          </table:table-cell>
          <table:table-cell table:style-name="ce1" office:value-type="string" calcext:value-type="string">
            <text:p><text:s/>-1,7541</text:p>
          </table:table-cell>
          <table:table-cell table:style-name="ce1" office:value-type="string" calcext:value-type="string">
            <text:p><text:s/>-1.4924</text:p>
          </table:table-cell>
          <table:table-cell table:formula="of:=([.C6]+50)/0.05" office:value-type="float" office:value="972.928" calcext:value-type="float">
            <text:p>972,928</text:p>
          </table:table-cell>
          <table:table-cell table:formula="of:=([.D6]+50)/0.05" office:value-type="float" office:value="964.918" calcext:value-type="float">
            <text:p>964,9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5</text:p>
          </table:table-cell>
          <table:table-cell office:value-type="float" office:value="-0.4973" calcext:value-type="float">
            <text:p>-0,4973</text:p>
          </table:table-cell>
          <table:table-cell office:value-type="float" office:value="-14.1942" calcext:value-type="float">
            <text:p>-14,1942</text:p>
          </table:table-cell>
          <table:table-cell office:value-type="float" office:value="0.0284" calcext:value-type="float">
            <text:p>0,0284</text:p>
          </table:table-cell>
          <table:table-cell table:formula="of:=([.C7]+50)/0.05" office:value-type="float" office:value="990.054" calcext:value-type="float">
            <text:p>990,054</text:p>
          </table:table-cell>
          <table:table-cell table:formula="of:=([.D7]+50)/0.05" office:value-type="float" office:value="716.116" calcext:value-type="float">
            <text:p>716,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6</text:p>
          </table:table-cell>
          <table:table-cell office:value-type="float" office:value="0.6929" calcext:value-type="float">
            <text:p>0,6929</text:p>
          </table:table-cell>
          <table:table-cell office:value-type="float" office:value="-14.4722" calcext:value-type="float">
            <text:p>-14,4722</text:p>
          </table:table-cell>
          <table:table-cell office:value-type="float" office:value="0.0125" calcext:value-type="float">
            <text:p>0,0125</text:p>
          </table:table-cell>
          <table:table-cell table:formula="of:=([.C8]+50)/0.05" office:value-type="float" office:value="1013.858" calcext:value-type="float">
            <text:p>1013,858</text:p>
          </table:table-cell>
          <table:table-cell table:formula="of:=([.D8]+50)/0.05" office:value-type="float" office:value="710.556" calcext:value-type="float">
            <text:p>710,5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7</text:p>
          </table:table-cell>
          <table:table-cell office:value-type="float" office:value="2.3507" calcext:value-type="float">
            <text:p>2,3507</text:p>
          </table:table-cell>
          <table:table-cell office:value-type="float" office:value="-13.9872" calcext:value-type="float">
            <text:p>-13,9872</text:p>
          </table:table-cell>
          <table:table-cell office:value-type="float" office:value="0.0724" calcext:value-type="float">
            <text:p>0,0724</text:p>
          </table:table-cell>
          <table:table-cell table:formula="of:=([.C9]+50)/0.05" office:value-type="float" office:value="1047.014" calcext:value-type="float">
            <text:p>1047,014</text:p>
          </table:table-cell>
          <table:table-cell table:formula="of:=([.D9]+50)/0.05" office:value-type="float" office:value="720.256" calcext:value-type="float">
            <text:p>720,2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ckup 2</text:p>
          </table:table-cell>
          <table:table-cell office:value-type="float" office:value="2.4275" calcext:value-type="float">
            <text:p>2,4275</text:p>
          </table:table-cell>
          <table:table-cell office:value-type="float" office:value="-13.0122" calcext:value-type="float">
            <text:p>-13,0122</text:p>
          </table:table-cell>
          <table:table-cell office:value-type="float" office:value="1.6689" calcext:value-type="float">
            <text:p>1,6689</text:p>
          </table:table-cell>
          <table:table-cell table:formula="of:=([.C10]+50)/0.05" office:value-type="float" office:value="1048.55" calcext:value-type="float">
            <text:p>1048,55</text:p>
          </table:table-cell>
          <table:table-cell table:formula="of:=([.D10]+50)/0.05" office:value-type="float" office:value="739.756" calcext:value-type="float">
            <text:p>739,7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9</text:p>
          </table:table-cell>
          <table:table-cell office:value-type="float" office:value="1.2321" calcext:value-type="float">
            <text:p>1,2321</text:p>
          </table:table-cell>
          <table:table-cell office:value-type="float" office:value="-12.9966" calcext:value-type="float">
            <text:p>-12,9966</text:p>
          </table:table-cell>
          <table:table-cell office:value-type="float" office:value="0.0708" calcext:value-type="float">
            <text:p>0,0708</text:p>
          </table:table-cell>
          <table:table-cell table:formula="of:=([.C11]+50)/0.05" office:value-type="float" office:value="1024.642" calcext:value-type="float">
            <text:p>1024,642</text:p>
          </table:table-cell>
          <table:table-cell table:formula="of:=([.D11]+50)/0.05" office:value-type="float" office:value="740.068" calcext:value-type="float">
            <text:p>740,0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10</text:p>
          </table:table-cell>
          <table:table-cell office:value-type="float" office:value="-0.2667" calcext:value-type="float">
            <text:p>-0,2667</text:p>
          </table:table-cell>
          <table:table-cell office:value-type="float" office:value="-12.8477" calcext:value-type="float">
            <text:p>-12,8477</text:p>
          </table:table-cell>
          <table:table-cell office:value-type="float" office:value="0.067" calcext:value-type="float">
            <text:p>0,067</text:p>
          </table:table-cell>
          <table:table-cell table:formula="of:=([.C12]+50)/0.05" office:value-type="float" office:value="994.666" calcext:value-type="float">
            <text:p>994,666</text:p>
          </table:table-cell>
          <table:table-cell table:formula="of:=([.D12]+50)/0.05" office:value-type="float" office:value="743.046" calcext:value-type="float">
            <text:p>743,0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livery 2</text:p>
          </table:table-cell>
          <table:table-cell office:value-type="float" office:value="-0.3279" calcext:value-type="float">
            <text:p>-0,3279</text:p>
          </table:table-cell>
          <table:table-cell office:value-type="float" office:value="-10.6024" calcext:value-type="float">
            <text:p>-10,6024</text:p>
          </table:table-cell>
          <table:table-cell office:value-type="float" office:value="-1.4336" calcext:value-type="float">
            <text:p>-1,4336</text:p>
          </table:table-cell>
          <table:table-cell table:formula="of:=([.C13]+50)/0.05" office:value-type="float" office:value="993.442" calcext:value-type="float">
            <text:p>993,442</text:p>
          </table:table-cell>
          <table:table-cell table:formula="of:=([.D13]+50)/0.05" office:value-type="float" office:value="787.952" calcext:value-type="float">
            <text:p>787,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7">00/00/0000</text:date>, <text:time style:data-style-name="N2" text:time-value="12:03:03.32213510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4:00:50.538549976</meta:creation-date>
    <dc:date>2020-11-27T12:51:27.552259638</dc:date>
    <meta:editing-duration>PT48M45S</meta:editing-duration>
    <meta:editing-cycles>3</meta:editing-cycles>
    <meta:generator>LibreOffice/5.1.6.2$Linux_X86_64 LibreOffice_project/10m0$Build-2</meta:generator>
    <meta:document-statistic meta:table-count="1" meta:cell-count="91" meta:object-count="0"/>
  </office:meta>
</office:document-meta>
</file>